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1" svg:font-family="'Myriad Pro'"/>
    <style:font-face style:name="Myriad Pro2" svg:font-family="'Myriad Pr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358cm"/>
    </style:style>
    <style:style style:name="gr2" style:family="graphic" style:parent-style-name="standard">
      <style:graphic-properties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91cm"/>
    </style:style>
    <style:style style:name="gr5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9cm"/>
    </style:style>
    <style:style style:name="gr6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91cm"/>
    </style:style>
    <style:style style:name="gr7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9cm"/>
    </style:style>
    <style:style style:name="gr8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34cm"/>
    </style:style>
    <style:style style:name="gr9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35cm"/>
    </style:style>
    <style:style style:name="gr10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35cm"/>
    </style:style>
    <style:style style:name="gr11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false" fo:min-height="0.16cm" fo:min-width="0cm"/>
    </style:style>
    <style:style style:name="gr12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34cm"/>
    </style:style>
    <style:style style:name="gr13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1.223cm"/>
    </style:style>
    <style:style style:name="gr14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419cm" fo:min-width="2.173cm"/>
    </style:style>
    <style:style style:name="gr15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false" fo:min-height="0.159cm" fo:min-width="0cm"/>
    </style:style>
    <style:style style:name="gr16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678cm" fo:min-width="2.173cm"/>
    </style:style>
    <style:style style:name="gr17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419cm" fo:min-width="1.03cm"/>
    </style:style>
    <style:style style:name="gr18" style:family="graphic" style:parent-style-name="standard">
      <style:graphic-properties draw:stroke="dash" draw:stroke-dash="Fine_20_Dashed"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21cm"/>
    </style:style>
    <style:style style:name="gr20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vertical="0cm" draw:end-line-spacing-vertical="0cm"/>
    </style:style>
    <style:style style:name="gr21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2" style:family="graphic" style:parent-style-name="objectwithoutfill">
      <style:graphic-properties svg:stroke-width="0.02cm" svg:stroke-color="#ff3333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yriad Pro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Myriad Pro" fo:font-size="6pt" style:font-size-asian="6pt" style:font-size-complex="6pt"/>
    </style:style>
    <style:style style:name="P5" style:family="paragraph">
      <style:paragraph-properties fo:text-align="center"/>
      <style:text-properties style:font-name="Myriad Pro" fo:font-size="6pt" style:font-size-asian="6pt" style:font-size-complex="6pt"/>
    </style:style>
    <style:style style:name="P6" style:family="paragraph">
      <style:paragraph-properties fo:text-align="center"/>
      <style:text-properties style:font-name="Myriad Pro" fo:font-size="10pt" style:font-size-asian="10pt" style:font-size-complex="10pt"/>
    </style:style>
    <style:style style:name="P7" style:family="paragraph">
      <style:text-properties style:font-name="Myriad Pro" fo:font-size="6pt" style:font-size-asian="6pt" style:font-size-complex="6pt"/>
    </style:style>
    <style:style style:name="P8" style:family="paragraph">
      <style:paragraph-properties fo:text-align="start"/>
      <style:text-properties style:font-name="Myriad Pro" fo:font-size="8pt" style:font-size-asian="8pt" style:font-size-complex="8pt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style:text-properties fo:color="#ff3333"/>
    </style:style>
    <style:style style:name="P11" style:family="paragraph">
      <style:text-properties fo:color="#ff3333" style:font-name="Myriad Pro" fo:font-size="6pt" style:font-size-asian="6pt" style:font-size-complex="6pt"/>
    </style:style>
    <style:style style:name="T1" style:family="text">
      <style:text-properties style:font-name="Myriad Pro" fo:font-size="12pt" style:font-size-asian="12pt" style:font-size-complex="12pt"/>
    </style:style>
    <style:style style:name="T2" style:family="text">
      <style:text-properties style:font-name="Myriad Pro" fo:font-size="6pt" style:font-size-asian="6pt" style:font-size-complex="6pt"/>
    </style:style>
    <style:style style:name="T3" style:family="text">
      <style:text-properties style:font-name="Myriad Pro" fo:font-size="6pt" style:font-name-asian="Myriad Pro2" style:font-size-asian="6pt" style:font-name-complex="Myriad Pro2" style:font-size-complex="6pt"/>
    </style:style>
    <style:style style:name="T4" style:family="text">
      <style:text-properties style:font-name="Myriad Pro2" fo:font-size="6pt" style:font-name-asian="Myriad Pro2" style:font-size-asian="6pt" style:font-name-complex="Myriad Pro2" style:font-size-complex="6pt"/>
    </style:style>
    <style:style style:name="T5" style:family="text">
      <style:text-properties style:font-name="Myriad Pro" fo:font-size="8pt" style:font-size-asian="8pt" style:font-size-complex="8pt"/>
    </style:style>
    <style:style style:name="T6" style:family="text">
      <style:text-properties style:font-name="Myriad Pro" fo:font-size="6pt" fo:font-weight="bold" style:font-size-asian="6pt" style:font-weight-asian="bold" style:font-size-complex="6pt" style:font-weight-complex="bold"/>
    </style:style>
    <style:style style:name="T7" style:family="text">
      <style:text-properties style:font-name="Myriad Pro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ff3333" style:font-name="Myriad Pro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ff3333" style:font-name="Myriad Pro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4cm" svg:height="0.767cm" svg:x="0.313cm" svg:y="0.593cm">
          <draw:text-box>
            <text:p text:style-name="P1"><text:span text:style-name="T1">Obligee Action Wizard</text:span></text:p>
          </draw:text-box>
        </draw:frame>
        <draw:custom-shape draw:style-name="gr2" draw:text-style-name="P4" xml:id="id4" draw:id="id4" draw:layer="layout" svg:width="3.46cm" svg:height="1.54cm" svg:x="4.823cm" svg:y="1.993cm">
          <text:p text:style-name="P3"><text:span text:style-name="T2">- Branch</text:span></text:p>
          <text:p text:style-name="P3"><text:span text:style-name="T2">- Legal Date</text:span></text:p>
          <text:p text:style-name="P3"><text:span text:style-name="T2">- Delivered Date (or from e-mail) (DD)</text:span></text:p>
          <text:p text:style-name="P3"><text:span text:style-name="T2">- File Number</text:span></text:p>
          <text:p text:style-name="P3"><text:span text:style-name="T2">- Attachments (or from e-mai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" draw:id="id3" draw:layer="layout" svg:width="2.039cm" svg:height="0.9cm" svg:x="5.533cm" svg:y="4.012cm">
          <text:p text:style-name="P1"><text:span text:style-name="T2">Can add</text:span><text:span text:style-name="T2"><text:line-break/></text:span><text:span text:style-name="T2">Clarif. Reques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" draw:id="id1" draw:layer="layout" svg:width="2.04cm" svg:height="0.42cm" svg:x="8.771cm" svg:y="4.252cm">
          <text:p text:style-name="P1"><text:span text:style-name="T2">Is it a ques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10.811cm" svg:y1="4.462cm" svg:x2="12.113cm" svg:y2="4.493cm" draw:start-shape="id1" draw:start-glue-point="1" draw:end-shape="id2" draw:end-glue-point="5" svg:d="M10811 4462l1302 31" svg:viewBox="0 0 1303 32">
          <text:p/>
        </draw:connector>
        <draw:connector draw:style-name="gr3" draw:text-style-name="P6" draw:layer="layout" draw:type="line" svg:x1="7.572cm" svg:y1="4.462cm" svg:x2="8.771cm" svg:y2="4.462cm" draw:start-shape="id3" draw:start-glue-point="10" draw:end-shape="id1" draw:end-glue-point="3" svg:d="M7572 4462h1199" svg:viewBox="0 0 1200 1">
          <text:p/>
        </draw:connector>
        <draw:connector draw:style-name="gr3" draw:text-style-name="P6" draw:layer="layout" draw:type="line" svg:x1="6.553cm" svg:y1="3.533cm" svg:x2="6.553cm" svg:y2="4.012cm" draw:start-shape="id4" draw:start-glue-point="2" draw:end-shape="id3" draw:end-glue-point="4" svg:d="M6553 3533v479" svg:viewBox="0 0 1 480">
          <text:p/>
        </draw:connector>
        <draw:custom-shape draw:style-name="gr2" draw:text-style-name="P5" xml:id="id7" draw:id="id7" draw:layer="layout" svg:width="2.039cm" svg:height="0.9cm" svg:x="5.533cm" svg:y="5.452cm">
          <text:p text:style-name="P1"><text:span text:style-name="T2">Can add</text:span><text:span text:style-name="T2"><text:line-break/></text:span><text:span text:style-name="T2">Confirmat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5" draw:id="id5" draw:layer="layout" svg:width="2.039cm" svg:height="0.42cm" svg:x="8.772cm" svg:y="5.692cm">
          <text:p text:style-name="P1"><text:span text:style-name="T2">Is it a confirma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10.811cm" svg:y1="5.902cm" svg:x2="12.113cm" svg:y2="5.893cm" draw:start-shape="id5" draw:start-glue-point="1" draw:end-shape="id6" draw:end-glue-point="5" svg:d="M10811 5902l1302-9" svg:viewBox="0 0 1303 10">
          <text:p/>
        </draw:connector>
        <draw:connector draw:style-name="gr3" draw:text-style-name="P6" draw:layer="layout" draw:type="line" svg:x1="7.572cm" svg:y1="5.902cm" svg:x2="8.772cm" svg:y2="5.902cm" draw:start-shape="id7" draw:start-glue-point="10" draw:end-shape="id5" draw:end-glue-point="3" svg:d="M7572 5902h1200" svg:viewBox="0 0 1201 1">
          <text:p/>
        </draw:connector>
        <draw:connector draw:style-name="gr3" draw:text-style-name="P6" draw:layer="layout" draw:type="line" svg:x1="6.553cm" svg:y1="4.912cm" svg:x2="6.553cm" svg:y2="5.452cm" draw:start-shape="id3" draw:start-glue-point="8" draw:end-shape="id7" draw:end-glue-point="4" svg:d="M6553 4912v540" svg:viewBox="0 0 1 541">
          <text:p/>
        </draw:connector>
        <draw:frame draw:style-name="gr4" draw:text-style-name="P7" draw:layer="layout" svg:width="0.79cm" svg:height="0.505cm" svg:x="7.752cm" svg:y="5.472cm">
          <draw:text-box>
            <text:p><text:span text:style-name="T2">yes</text:span></text:p>
          </draw:text-box>
        </draw:frame>
        <draw:frame draw:style-name="gr5" draw:text-style-name="P7" draw:layer="layout" svg:width="0.79cm" svg:height="0.505cm" svg:x="10.991cm" svg:y="5.532cm">
          <draw:text-box>
            <text:p><text:span text:style-name="T2">yes</text:span></text:p>
          </draw:text-box>
        </draw:frame>
        <draw:frame draw:style-name="gr6" draw:text-style-name="P7" draw:layer="layout" svg:width="0.79cm" svg:height="0.505cm" svg:x="7.692cm" svg:y="4.062cm">
          <draw:text-box>
            <text:p><text:span text:style-name="T2">yes</text:span></text:p>
          </draw:text-box>
        </draw:frame>
        <draw:frame draw:style-name="gr7" draw:text-style-name="P7" draw:layer="layout" svg:width="0.79cm" svg:height="0.505cm" svg:x="11cm" svg:y="4.092cm">
          <draw:text-box>
            <text:p><text:span text:style-name="T2">yes</text:span></text:p>
          </draw:text-box>
        </draw:frame>
        <draw:frame draw:style-name="gr8" draw:text-style-name="P7" draw:layer="layout" svg:width="0.739cm" svg:height="0.505cm" svg:x="6.498cm" svg:y="4.852cm">
          <draw:text-box>
            <text:p><text:span text:style-name="T2">no</text:span></text:p>
          </draw:text-box>
        </draw:frame>
        <draw:connector draw:style-name="gr3" draw:text-style-name="P6" draw:layer="layout" draw:type="line" svg:x1="9.791cm" svg:y1="4.672cm" svg:x2="7.274cm" svg:y2="5.583cm" draw:start-shape="id1" draw:start-glue-point="2" draw:end-shape="id7" draw:end-glue-point="11" svg:d="M9791 4672l-2517 911" svg:viewBox="0 0 2518 912">
          <text:p/>
        </draw:connector>
        <draw:frame draw:style-name="gr9" draw:text-style-name="P7" draw:layer="layout" svg:width="0.739cm" svg:height="0.505cm" svg:x="9.471cm" svg:y="4.602cm">
          <draw:text-box>
            <text:p><text:span text:style-name="T2">no</text:span></text:p>
          </draw:text-box>
        </draw:frame>
        <draw:custom-shape draw:style-name="gr2" draw:text-style-name="P5" xml:id="id8" draw:id="id8" draw:layer="layout" svg:width="2.039cm" svg:height="0.9cm" svg:x="5.534cm" svg:y="6.952cm">
          <text:p text:style-name="P1"><text:span text:style-name="T2">Can add</text:span><text:span text:style-name="T2"><text:line-break/></text:span><text:span text:style-name="T2">Refusal/Disclosure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6.553cm" svg:y1="6.352cm" svg:x2="6.554cm" svg:y2="6.952cm" draw:start-shape="id7" draw:start-glue-point="8" draw:end-shape="id8" draw:end-glue-point="4" svg:d="M6553 6352l1 600" svg:viewBox="0 0 2 601">
          <text:p/>
        </draw:connector>
        <draw:frame draw:style-name="gr10" draw:text-style-name="P7" draw:layer="layout" svg:width="0.739cm" svg:height="0.505cm" svg:x="6.492cm" svg:y="6.302cm">
          <draw:text-box>
            <text:p><text:span text:style-name="T2">no</text:span></text:p>
          </draw:text-box>
        </draw:frame>
        <draw:connector draw:style-name="gr3" draw:text-style-name="P6" draw:layer="layout" draw:line-skew="-0.41cm" svg:x1="5.534cm" svg:y1="7.402cm" svg:x2="5.535cm" svg:y2="17.3cm" draw:start-shape="id8" draw:start-glue-point="6" draw:end-shape="id9" draw:end-glue-point="6" svg:d="M5534 7402h-921v9898h922" svg:viewBox="0 0 923 9899">
          <text:p/>
        </draw:connector>
        <draw:frame draw:style-name="gr9" draw:text-style-name="P7" draw:layer="layout" svg:width="0.739cm" svg:height="0.505cm" svg:x="5.018cm" svg:y="6.971cm">
          <draw:text-box>
            <text:p><text:span text:style-name="T2">no</text:span></text:p>
          </draw:text-box>
        </draw:frame>
        <draw:custom-shape draw:style-name="gr2" draw:text-style-name="P5" xml:id="id10" draw:id="id10" draw:layer="layout" svg:width="2.039cm" svg:height="0.42cm" svg:x="5.533cm" svg:y="8.391cm">
          <text:p text:style-name="P1"><text:span text:style-name="T2">Is it on topic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9.791cm" svg:y1="6.112cm" svg:x2="7.275cm" svg:y2="7.083cm" draw:start-shape="id5" draw:start-glue-point="2" draw:end-shape="id8" draw:end-glue-point="11" svg:d="M9791 6112l-2516 971" svg:viewBox="0 0 2517 972">
          <text:p/>
        </draw:connector>
        <draw:frame draw:style-name="gr11" draw:text-style-name="P7" draw:layer="layout" svg:width="0.876cm" svg:height="0.505cm" svg:x="9.477cm" svg:y="6.031cm">
          <draw:text-box>
            <text:p><text:span text:style-name="T2">no</text:span></text:p>
          </draw:text-box>
        </draw:frame>
        <draw:connector draw:style-name="gr3" draw:text-style-name="P6" draw:layer="layout" draw:type="line" svg:x1="6.554cm" svg:y1="7.852cm" svg:x2="6.552cm" svg:y2="8.391cm" draw:start-shape="id8" draw:start-glue-point="8" draw:end-shape="id10" draw:end-glue-point="0" svg:d="M6554 7852l-2 539" svg:viewBox="0 0 3 540">
          <text:p/>
        </draw:connector>
        <draw:frame draw:style-name="gr6" draw:text-style-name="P7" draw:layer="layout" svg:width="0.79cm" svg:height="0.505cm" svg:x="6.472cm" svg:y="7.721cm">
          <draw:text-box>
            <text:p><text:span text:style-name="T2">yes</text:span></text:p>
          </draw:text-box>
        </draw:frame>
        <draw:connector draw:style-name="gr3" draw:text-style-name="P6" draw:layer="layout" draw:line-skew="0.091cm 3.337cm" svg:x1="5.533cm" svg:y1="8.601cm" svg:x2="13.15cm" svg:y2="17.3cm" draw:start-shape="id10" draw:start-glue-point="3" draw:end-shape="id11" draw:end-glue-point="0" svg:d="M5533 8601h-420v7792h8037v907" svg:viewBox="0 0 8038 8700">
          <text:p/>
        </draw:connector>
        <draw:frame draw:style-name="gr12" draw:text-style-name="P7" draw:layer="layout" svg:width="0.739cm" svg:height="0.505cm" svg:x="4.993cm" svg:y="8.211cm">
          <draw:text-box>
            <text:p><text:span text:style-name="T2">no</text:span></text:p>
          </draw:text-box>
        </draw:frame>
        <draw:custom-shape draw:style-name="gr2" draw:text-style-name="P5" xml:id="id12" draw:id="id12" draw:layer="layout" svg:width="2.039cm" svg:height="0.42cm" svg:x="5.533cm" svg:y="9.47cm">
          <text:p text:style-name="P1"><text:span text:style-name="T2">Contains info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6.552cm" svg:y1="8.811cm" svg:x2="6.552cm" svg:y2="9.47cm" draw:start-shape="id10" draw:start-glue-point="2" draw:end-shape="id12" draw:end-glue-point="0" svg:d="M6552 8811v659" svg:viewBox="0 0 1 660">
          <text:p/>
        </draw:connector>
        <draw:frame draw:style-name="gr4" draw:text-style-name="P7" draw:layer="layout" svg:width="0.79cm" svg:height="0.505cm" svg:x="6.381cm" svg:y="8.711cm">
          <draw:text-box>
            <text:p><text:span text:style-name="T2">yes</text:span></text:p>
          </draw:text-box>
        </draw:frame>
        <draw:connector draw:style-name="gr3" draw:text-style-name="P6" draw:layer="layout" draw:type="line" svg:x1="7.572cm" svg:y1="9.68cm" svg:x2="9.713cm" svg:y2="9.693cm" draw:start-shape="id12" draw:start-glue-point="1" draw:end-shape="id13" draw:end-glue-point="5" svg:d="M7572 9680l2141 13" svg:viewBox="0 0 2142 14">
          <text:p/>
        </draw:connector>
        <draw:frame draw:style-name="gr13" draw:text-style-name="P7" draw:layer="layout" svg:width="1.899cm" svg:height="0.505cm" svg:x="7.441cm" svg:y="9.27cm">
          <draw:text-box>
            <text:p><text:span text:style-name="T2">yes, I'm satisfied</text:span></text:p>
          </draw:text-box>
        </draw:frame>
        <draw:custom-shape draw:style-name="gr2" draw:text-style-name="P5" xml:id="id14" draw:id="id14" draw:layer="layout" svg:width="2.039cm" svg:height="0.42cm" svg:x="5.533cm" svg:y="10.79cm">
          <text:p text:style-name="P1"><text:span text:style-name="T2">Is it a deci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6.552cm" svg:y1="9.89cm" svg:x2="6.552cm" svg:y2="10.79cm" draw:start-shape="id12" draw:start-glue-point="2" draw:end-shape="id14" draw:end-glue-point="0" svg:d="M6552 9890v900" svg:viewBox="0 0 1 901">
          <text:p/>
        </draw:connector>
        <draw:frame draw:style-name="gr14" draw:text-style-name="P7" draw:layer="layout" svg:width="2.822cm" svg:height="0.759cm" svg:x="6.408cm" svg:y="9.8cm">
          <draw:text-box>
            <text:p><text:span text:style-name="T2">yes, but not all (L := Partial)</text:span></text:p>
            <text:p><text:span text:style-name="T2">no (L := None)</text:span></text:p>
          </draw:text-box>
        </draw:frame>
        <draw:frame draw:style-name="gr6" draw:text-style-name="P7" draw:layer="layout" svg:width="0.79cm" svg:height="0.505cm" svg:x="7.452cm" svg:y="10.58cm">
          <draw:text-box>
            <text:p><text:span text:style-name="T2">yes</text:span></text:p>
          </draw:text-box>
        </draw:frame>
        <draw:custom-shape draw:style-name="gr2" draw:text-style-name="P5" xml:id="id15" draw:id="id15" draw:layer="layout" svg:width="2.039cm" svg:height="0.899cm" svg:x="5.534cm" svg:y="12.051cm">
          <text:p text:style-name="P1"><text:span text:style-name="T2">Can add</text:span><text:span text:style-name="T2"><text:line-break/></text:span><text:span text:style-name="T2">Advanceme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6.552cm" svg:y1="11.21cm" svg:x2="6.554cm" svg:y2="12.051cm" draw:start-shape="id14" draw:end-shape="id15" draw:end-glue-point="4" svg:d="M6552 11210l2 841" svg:viewBox="0 0 3 842">
          <text:p/>
        </draw:connector>
        <draw:frame draw:style-name="gr15" draw:text-style-name="P7" draw:layer="layout" svg:width="0.921cm" svg:height="0.505cm" svg:x="6.392cm" svg:y="11.09cm">
          <draw:text-box>
            <text:p><text:span text:style-name="T2">no</text:span></text:p>
          </draw:text-box>
        </draw:frame>
        <draw:custom-shape draw:style-name="gr2" draw:text-style-name="P5" xml:id="id16" draw:id="id16" draw:layer="layout" svg:width="2.039cm" svg:height="0.42cm" svg:x="8.772cm" svg:y="12.29cm">
          <text:p text:style-name="P1"><text:span text:style-name="T2">Is it an advancement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7.573cm" svg:y1="12.501cm" svg:x2="8.772cm" svg:y2="12.5cm" draw:start-shape="id15" draw:start-glue-point="10" draw:end-shape="id16" draw:end-glue-point="3" svg:d="M7573 12501l1199-1" svg:viewBox="0 0 1200 2">
          <text:p/>
        </draw:connector>
        <draw:frame draw:style-name="gr6" draw:text-style-name="P7" draw:layer="layout" svg:width="0.79cm" svg:height="0.505cm" svg:x="7.412cm" svg:y="12.09cm">
          <draw:text-box>
            <text:p><text:span text:style-name="T2">yes</text:span></text:p>
          </draw:text-box>
        </draw:frame>
        <draw:connector draw:style-name="gr3" draw:text-style-name="P6" draw:layer="layout" draw:type="line" svg:x1="10.811cm" svg:y1="12.5cm" svg:x2="11.771cm" svg:y2="12.5cm" draw:start-shape="id16" draw:start-glue-point="1" draw:end-shape="id17" draw:end-glue-point="3" svg:d="M10811 12500h960" svg:viewBox="0 0 961 1">
          <text:p/>
        </draw:connector>
        <draw:frame draw:style-name="gr6" draw:text-style-name="P7" draw:layer="layout" svg:width="0.79cm" svg:height="0.505cm" svg:x="10.651cm" svg:y="12.09cm">
          <draw:text-box>
            <text:p><text:span text:style-name="T2">yes</text:span></text:p>
          </draw:text-box>
        </draw:frame>
        <draw:custom-shape draw:style-name="gr2" draw:text-style-name="P5" xml:id="id18" draw:id="id18" draw:layer="layout" svg:width="2.04cm" svg:height="0.899cm" svg:x="5.534cm" svg:y="13.551cm">
          <text:p text:style-name="P1"><text:span text:style-name="T2">Can add</text:span><text:span text:style-name="T2"><text:line-break/></text:span><text:span text:style-name="T2">Exten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9" draw:id="id19" draw:layer="layout" svg:width="2.039cm" svg:height="0.42cm" svg:x="8.773cm" svg:y="13.79cm">
          <text:p text:style-name="P1"><text:span text:style-name="T2">Is it an exten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7.574cm" svg:y1="14.001cm" svg:x2="8.773cm" svg:y2="14cm" draw:start-shape="id18" draw:start-glue-point="10" draw:end-shape="id19" draw:end-glue-point="3" svg:d="M7574 14001l1199-1" svg:viewBox="0 0 1200 2">
          <text:p/>
        </draw:connector>
        <draw:frame draw:style-name="gr6" draw:text-style-name="P7" draw:layer="layout" svg:width="0.79cm" svg:height="0.505cm" svg:x="7.393cm" svg:y="13.61cm">
          <draw:text-box>
            <text:p><text:span text:style-name="T2">yes</text:span></text:p>
          </draw:text-box>
        </draw:frame>
        <draw:connector draw:style-name="gr3" draw:text-style-name="P6" draw:layer="layout" draw:type="line" svg:x1="10.812cm" svg:y1="14cm" svg:x2="11.772cm" svg:y2="14cm" draw:start-shape="id19" draw:start-glue-point="1" draw:end-shape="id20" draw:end-glue-point="3" svg:d="M10812 14000h960" svg:viewBox="0 0 961 1">
          <text:p/>
        </draw:connector>
        <draw:frame draw:style-name="gr6" draw:text-style-name="P7" draw:layer="layout" svg:width="0.79cm" svg:height="0.505cm" svg:x="10.652cm" svg:y="13.61cm">
          <draw:text-box>
            <text:p><text:span text:style-name="T2">yes</text:span></text:p>
          </draw:text-box>
        </draw:frame>
        <draw:connector draw:style-name="gr3" draw:text-style-name="P6" draw:layer="layout" draw:type="line" svg:x1="6.554cm" svg:y1="12.95cm" svg:x2="6.554cm" svg:y2="13.551cm" draw:start-shape="id15" draw:start-glue-point="8" draw:end-shape="id18" draw:end-glue-point="4" svg:d="M6554 12950v601" svg:viewBox="0 0 1 602">
          <text:p/>
        </draw:connector>
        <draw:frame draw:style-name="gr15" draw:text-style-name="P7" draw:layer="layout" svg:width="0.82cm" svg:height="0.505cm" svg:x="6.413cm" svg:y="12.83cm">
          <draw:text-box>
            <text:p><text:span text:style-name="T2">no</text:span></text:p>
          </draw:text-box>
        </draw:frame>
        <draw:connector draw:style-name="gr3" draw:text-style-name="P6" draw:layer="layout" draw:type="line" svg:x1="9.791cm" svg:y1="12.71cm" svg:x2="7.276cm" svg:y2="13.682cm" draw:start-shape="id16" draw:start-glue-point="2" draw:end-shape="id18" draw:end-glue-point="11" svg:d="M9791 12710l-2515 972" svg:viewBox="0 0 2516 973">
          <text:p/>
        </draw:connector>
        <draw:frame draw:style-name="gr11" draw:text-style-name="P7" draw:layer="layout" svg:width="0.842cm" svg:height="0.505cm" svg:x="9.471cm" svg:y="12.599cm">
          <draw:text-box>
            <text:p><text:span text:style-name="T2">no</text:span></text:p>
          </draw:text-box>
        </draw:frame>
        <draw:connector draw:style-name="gr3" draw:text-style-name="P6" draw:layer="layout" draw:type="line" svg:x1="7.572cm" svg:y1="11cm" svg:x2="8.832cm" svg:y2="11cm" draw:start-shape="id14" draw:start-glue-point="1" draw:end-shape="id21" draw:end-glue-point="3" svg:d="M7572 11000h1260" svg:viewBox="0 0 1261 1">
          <text:p/>
        </draw:connector>
        <draw:custom-shape draw:style-name="gr2" draw:text-style-name="P5" xml:id="id17" draw:id="id17" draw:layer="layout" svg:width="2.039cm" svg:height="0.42cm" svg:x="11.771cm" svg:y="12.29cm">
          <text:p text:style-name="P1"><text:span text:style-name="T2">AT := To wh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0" draw:id="id20" draw:layer="layout" svg:width="2.039cm" svg:height="0.42cm" svg:x="11.772cm" svg:y="13.79cm">
          <text:p text:style-name="P1"><text:span text:style-name="T2">EX := How 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13.811cm" svg:y1="14cm" svg:x2="14.513cm" svg:y2="14.003cm" draw:start-shape="id20" draw:start-glue-point="1" draw:end-shape="id22" draw:end-glue-point="5" svg:d="M13811 14000l702 3" svg:viewBox="0 0 703 4">
          <text:p/>
        </draw:connector>
        <draw:connector draw:style-name="gr3" draw:text-style-name="P6" draw:layer="layout" draw:type="line" svg:x1="13.81cm" svg:y1="12.5cm" svg:x2="14.513cm" svg:y2="12.493cm" draw:start-shape="id17" draw:start-glue-point="1" draw:end-shape="id23" draw:end-glue-point="5" svg:d="M13810 12500l703-7" svg:viewBox="0 0 704 8">
          <text:p/>
        </draw:connector>
        <draw:custom-shape draw:style-name="gr2" draw:text-style-name="P5" xml:id="id21" draw:id="id21" draw:layer="layout" svg:width="2.039cm" svg:height="0.42cm" svg:x="8.832cm" svg:y="10.79cm">
          <text:p text:style-name="P1"><text:span text:style-name="T2">R := Reas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10.871cm" svg:y1="11cm" svg:x2="11.773cm" svg:y2="10.993cm" draw:start-shape="id21" draw:start-glue-point="1" draw:end-shape="id24" draw:end-glue-point="5" svg:d="M10871 11000l902-7" svg:viewBox="0 0 903 8">
          <text:p/>
        </draw:connector>
        <draw:custom-shape draw:style-name="gr2" draw:text-style-name="P5" xml:id="id25" draw:id="id25" draw:layer="layout" svg:width="2.039cm" svg:height="0.42cm" svg:x="5.533cm" svg:y="15.108cm">
          <draw:glue-point draw:id="4" svg:x="5cm" svg:y="-5cm"/>
          <text:p text:style-name="P1"><text:span text:style-name="T2">R := Reas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6.554cm" svg:y1="14.45cm" svg:x2="6.552cm" svg:y2="15.108cm" draw:start-shape="id18" draw:end-shape="id25" draw:end-glue-point="0" svg:d="M6554 14450l-2 658" svg:viewBox="0 0 3 659">
          <text:p/>
        </draw:connector>
        <draw:frame draw:style-name="gr15" draw:text-style-name="P7" draw:layer="layout" svg:width="1.121cm" svg:height="0.505cm" svg:x="6.412cm" svg:y="14.353cm">
          <draw:text-box>
            <text:p><text:span text:style-name="T2">no</text:span></text:p>
          </draw:text-box>
        </draw:frame>
        <draw:frame draw:style-name="gr15" draw:text-style-name="P7" draw:layer="layout" svg:width="0.896cm" svg:height="0.505cm" svg:x="9.517cm" svg:y="14.109cm">
          <draw:text-box>
            <text:p><text:span text:style-name="T2">no</text:span></text:p>
          </draw:text-box>
        </draw:frame>
        <draw:connector draw:style-name="gr3" draw:text-style-name="P6" draw:layer="layout" draw:type="line" svg:x1="7.572cm" svg:y1="15.318cm" svg:x2="8.773cm" svg:y2="15.323cm" draw:start-shape="id25" draw:start-glue-point="1" draw:end-shape="id26" draw:end-glue-point="5" svg:d="M7572 15318l1201 5" svg:viewBox="0 0 1202 6">
          <text:p/>
        </draw:connector>
        <draw:custom-shape draw:style-name="gr2" draw:text-style-name="P5" xml:id="id9" draw:id="id9" draw:layer="layout" svg:width="2.039cm" svg:height="0.9cm" svg:x="5.535cm" svg:y="16.85cm">
          <text:p text:style-name="P1"><text:span text:style-name="T2">Received it</text:span><text:span text:style-name="T2"><text:line-break/></text:span><text:span text:style-name="T2">by email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xml:id="id11" draw:id="id11" draw:layer="layout" svg:x1="7.574cm" svg:y1="17.3cm" svg:x2="13.15cm" svg:y2="18.741cm" draw:start-shape="id9" draw:start-glue-point="10" draw:end-shape="id27" draw:end-glue-point="0" svg:d="M7574 17300h5576v1441" svg:viewBox="0 0 5577 1442">
          <text:p/>
        </draw:connector>
        <draw:frame draw:style-name="gr8" draw:text-style-name="P7" draw:layer="layout" svg:width="0.739cm" svg:height="0.505cm" svg:x="6.398cm" svg:y="17.618cm">
          <draw:text-box>
            <text:p><text:span text:style-name="T2">no</text:span></text:p>
          </draw:text-box>
        </draw:frame>
        <draw:custom-shape draw:style-name="gr2" draw:text-style-name="P5" xml:id="id28" draw:id="id28" draw:layer="layout" svg:width="2.039cm" svg:height="0.899cm" svg:x="5.536cm" svg:y="18.291cm">
          <text:p text:style-name="P1"><text:span text:style-name="T2">Can add</text:span><text:span text:style-name="T2"><text:line-break/></text:span><text:span text:style-name="T2">Remandmen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6.555cm" svg:y1="17.75cm" svg:x2="6.556cm" svg:y2="18.291cm" draw:start-shape="id9" draw:start-glue-point="8" draw:end-shape="id28" draw:end-glue-point="4" svg:d="M6555 17750l1 541" svg:viewBox="0 0 2 542">
          <text:p/>
        </draw:connector>
        <draw:frame draw:style-name="gr6" draw:text-style-name="P7" draw:layer="layout" svg:width="0.79cm" svg:height="0.505cm" svg:x="7.412cm" svg:y="16.878cm">
          <draw:text-box>
            <text:p><text:span text:style-name="T2">yes</text:span></text:p>
          </draw:text-box>
        </draw:frame>
        <draw:connector draw:style-name="gr3" draw:text-style-name="P6" xml:id="id27" draw:id="id27" draw:layer="layout" svg:x1="7.575cm" svg:y1="18.741cm" svg:x2="13.15cm" svg:y2="19.937cm" draw:start-shape="id28" draw:start-glue-point="10" draw:end-shape="id29" draw:end-glue-point="0" svg:d="M7575 18741h5575v1196" svg:viewBox="0 0 5576 1197">
          <text:p/>
        </draw:connector>
        <draw:frame draw:style-name="gr15" draw:text-style-name="P7" draw:layer="layout" svg:width="0.841cm" svg:height="0.505cm" svg:x="7.432cm" svg:y="18.333cm">
          <draw:text-box>
            <text:p><text:span text:style-name="T2">no</text:span></text:p>
          </draw:text-box>
        </draw:frame>
        <draw:custom-shape draw:style-name="gr2" draw:text-style-name="P5" xml:id="id30" draw:id="id30" draw:layer="layout" svg:width="2.039cm" svg:height="0.42cm" svg:x="5.533cm" svg:y="19.727cm">
          <text:p text:style-name="P1"><text:span text:style-name="T2">Is it a deci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6.556cm" svg:y1="19.19cm" svg:x2="6.552cm" svg:y2="19.727cm" draw:start-shape="id28" draw:start-glue-point="8" draw:end-shape="id30" draw:end-glue-point="0" svg:d="M6556 19190l-4 537" svg:viewBox="0 0 5 538">
          <text:p/>
        </draw:connector>
        <draw:frame draw:style-name="gr6" draw:text-style-name="P7" draw:layer="layout" svg:width="0.79cm" svg:height="0.505cm" svg:x="6.421cm" svg:y="19.047cm">
          <draw:text-box>
            <text:p><text:span text:style-name="T2">yes</text:span></text:p>
          </draw:text-box>
        </draw:frame>
        <draw:connector draw:style-name="gr3" draw:text-style-name="P6" xml:id="id29" draw:id="id29" draw:layer="layout" svg:x1="7.572cm" svg:y1="19.937cm" svg:x2="13.15cm" svg:y2="20.627cm" draw:start-shape="id30" draw:start-glue-point="1" draw:end-shape="id31" draw:end-glue-point="0" svg:d="M7572 19937h5578v690" svg:viewBox="0 0 5579 691">
          <text:p/>
        </draw:connector>
        <draw:frame draw:style-name="gr11" draw:text-style-name="P7" draw:layer="layout" svg:width="0.741cm" svg:height="0.505cm" svg:x="7.452cm" svg:y="19.517cm">
          <draw:text-box>
            <text:p><text:span text:style-name="T2">no</text:span></text:p>
          </draw:text-box>
        </draw:frame>
        <draw:connector draw:style-name="gr3" draw:text-style-name="P6" draw:layer="layout" draw:type="line" svg:x1="9.792cm" svg:y1="14.21cm" svg:x2="7.571cm" svg:y2="15.108cm" draw:start-shape="id19" draw:start-glue-point="2" draw:end-shape="id25" draw:end-glue-point="4" svg:d="M9792 14210l-2221 898" svg:viewBox="0 0 2222 899">
          <text:p/>
        </draw:connector>
        <draw:custom-shape draw:style-name="gr2" draw:text-style-name="P5" xml:id="id32" draw:id="id32" draw:layer="layout" svg:width="2.039cm" svg:height="0.42cm" svg:x="5.533cm" svg:y="20.807cm">
          <text:p text:style-name="P1"><text:span text:style-name="T2">Contains info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6.552cm" svg:y1="20.147cm" svg:x2="6.552cm" svg:y2="20.807cm" draw:start-shape="id30" draw:start-glue-point="2" draw:end-shape="id32" draw:end-glue-point="0" svg:d="M6552 20147v660" svg:viewBox="0 0 1 661">
          <text:p/>
        </draw:connector>
        <draw:frame draw:style-name="gr6" draw:text-style-name="P7" draw:layer="layout" svg:width="0.79cm" svg:height="0.505cm" svg:x="6.392cm" svg:y="20.037cm">
          <draw:text-box>
            <text:p><text:span text:style-name="T2">yes</text:span></text:p>
          </draw:text-box>
        </draw:frame>
        <draw:custom-shape draw:style-name="gr2" draw:text-style-name="P5" xml:id="id33" draw:id="id33" draw:layer="layout" svg:width="2.039cm" svg:height="0.66cm" svg:x="5.533cm" svg:y="22.426cm">
          <text:p text:style-name="P1"><text:span text:style-name="T2">Accepted some of</text:span><text:span text:style-name="T2"><text:line-break/></text:span><text:span text:style-name="T2">my arguments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6.552cm" svg:y1="21.227cm" svg:x2="6.552cm" svg:y2="22.426cm" draw:start-shape="id32" draw:start-glue-point="2" draw:end-shape="id33" draw:end-glue-point="0" svg:d="M6552 21227v1199" svg:viewBox="0 0 1 1200">
          <text:p/>
        </draw:connector>
        <draw:frame draw:style-name="gr16" draw:text-style-name="P7" draw:layer="layout" svg:width="2.822cm" svg:height="1.013cm" svg:x="6.412cm" svg:y="21.146cm">
          <draw:text-box>
            <text:p><text:span text:style-name="T2">yes, I'm satisfied (L := Full)</text:span><text:span text:style-name="T2"><text:line-break/></text:span><text:span text:style-name="T2">yes, but not all (L := Partial)</text:span></text:p>
            <text:p><text:span text:style-name="T2">no (L := None)</text:span></text:p>
          </draw:text-box>
        </draw:frame>
        <draw:connector draw:style-name="gr3" draw:text-style-name="P6" draw:layer="layout" draw:type="line" svg:x1="7.572cm" svg:y1="22.756cm" svg:x2="8.913cm" svg:y2="22.753cm" draw:start-shape="id33" draw:start-glue-point="1" draw:end-shape="id34" draw:end-glue-point="5" svg:d="M7572 22756l1341-3" svg:viewBox="0 0 1342 4">
          <text:p/>
        </draw:connector>
        <draw:frame draw:style-name="gr11" draw:text-style-name="P7" draw:layer="layout" svg:width="1.141cm" svg:height="0.505cm" svg:x="7.412cm" svg:y="22.366cm">
          <draw:text-box>
            <text:p><text:span text:style-name="T2">none</text:span></text:p>
          </draw:text-box>
        </draw:frame>
        <draw:custom-shape draw:style-name="gr2" draw:text-style-name="P5" xml:id="id35" draw:id="id35" draw:layer="layout" svg:width="2.039cm" svg:height="0.659cm" svg:x="5.533cm" svg:y="23.926cm">
          <text:p text:style-name="P1"><text:span text:style-name="T2">Was it returned for</text:span><text:span text:style-name="T2"><text:line-break/></text:span><text:span text:style-name="T2">further proceedings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6.552cm" svg:y1="23.086cm" svg:x2="6.552cm" svg:y2="23.926cm" draw:start-shape="id33" draw:start-glue-point="2" draw:end-shape="id35" svg:d="M6552 23086v840" svg:viewBox="0 0 1 841">
          <text:p/>
        </draw:connector>
        <draw:frame draw:style-name="gr17" draw:text-style-name="P7" draw:layer="layout" svg:width="1.73cm" svg:height="0.759cm" svg:x="6.411cm" svg:y="22.973cm">
          <draw:text-box>
            <text:p><text:span text:style-name="T2">yes, all</text:span><text:span text:style-name="T2"><text:line-break/></text:span><text:span text:style-name="T2">some of them</text:span></text:p>
          </draw:text-box>
        </draw:frame>
        <draw:connector draw:style-name="gr3" draw:text-style-name="P6" draw:layer="layout" draw:type="line" svg:x1="7.572cm" svg:y1="24.255cm" svg:x2="8.913cm" svg:y2="24.253cm" draw:start-shape="id35" draw:end-shape="id36" draw:end-glue-point="5" svg:d="M7572 24255l1341-2" svg:viewBox="0 0 1342 3">
          <text:p/>
        </draw:connector>
        <draw:frame draw:style-name="gr15" draw:text-style-name="P7" draw:layer="layout" svg:width="0.841cm" svg:height="0.505cm" svg:x="7.432cm" svg:y="23.836cm">
          <draw:text-box>
            <text:p><text:span text:style-name="T2">yes</text:span></text:p>
          </draw:text-box>
        </draw:frame>
        <draw:custom-shape draw:style-name="gr2" draw:text-style-name="P5" xml:id="id37" draw:id="id37" draw:layer="layout" svg:width="1.2cm" svg:height="0.6cm" svg:x="5.952cm" svg:y="25.159cm">
          <text:p text:style-name="P1"><text:span text:style-name="T2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7.152cm" svg:y1="25.459cm" svg:x2="8.913cm" svg:y2="25.463cm" draw:start-shape="id37" draw:start-glue-point="10" draw:end-shape="id38" draw:end-glue-point="3" svg:d="M7152 25459l1761 4" svg:viewBox="0 0 1762 5">
          <text:p/>
        </draw:connector>
        <draw:frame draw:style-name="gr11" draw:text-style-name="P5" draw:layer="layout" svg:width="2.392cm" svg:height="0.505cm" svg:x="6.821cm" svg:y="25.653cm">
          <draw:text-box>
            <text:p text:style-name="P1"><text:span text:style-name="T3">L is Full, R := </text:span><text:span text:style-name="T4"></text:span></text:p>
          </draw:text-box>
        </draw:frame>
        <draw:connector draw:style-name="gr3" draw:text-style-name="P6" draw:layer="layout" draw:type="line" svg:x1="6.552cm" svg:y1="24.585cm" svg:x2="6.552cm" svg:y2="25.159cm" draw:end-shape="id37" draw:end-glue-point="4" svg:d="M6552 24585v574" svg:viewBox="0 0 1 575">
          <text:p/>
        </draw:connector>
        <draw:frame draw:style-name="gr11" draw:text-style-name="P7" draw:layer="layout" svg:width="1.021cm" svg:height="0.505cm" svg:x="6.412cm" svg:y="24.465cm">
          <draw:text-box>
            <text:p><text:span text:style-name="T2">no</text:span></text:p>
          </draw:text-box>
        </draw:frame>
        <draw:custom-shape draw:style-name="gr2" draw:text-style-name="P5" xml:id="id39" draw:id="id39" draw:layer="layout" svg:width="2.039cm" svg:height="0.66cm" svg:x="5.533cm" svg:y="26.585cm">
          <text:p text:style-name="P1"><text:span text:style-name="T2">Invalid state,</text:span><text:span text:style-name="T2"><text:line-break/></text:span><text:span text:style-name="T2">Input: Msg for 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6.552cm" svg:y1="25.759cm" svg:x2="6.552cm" svg:y2="26.585cm" draw:start-shape="id37" draw:start-glue-point="8" draw:end-shape="id39" draw:end-glue-point="0" svg:d="M6552 25759v826" svg:viewBox="0 0 1 827">
          <text:p/>
        </draw:connector>
        <draw:frame draw:style-name="gr11" draw:text-style-name="P5" draw:layer="layout" svg:width="1.399cm" svg:height="0.505cm" svg:x="5.393cm" svg:y="25.665cm">
          <draw:text-box>
            <text:p text:style-name="P1"><text:span text:style-name="T3">L is None</text:span></text:p>
          </draw:text-box>
        </draw:frame>
        <draw:custom-shape draw:style-name="gr2" draw:text-style-name="P5" xml:id="id31" draw:id="id31" draw:layer="layout" svg:width="2.04cm" svg:height="0.659cm" svg:x="12.13cm" svg:y="20.627cm">
          <draw:glue-point draw:id="4" svg:x="-3.235cm" svg:y="5cm"/>
          <text:p text:style-name="P1"><text:span text:style-name="T2">Is it totally off topic</text:span><text:span text:style-name="T2"><text:line-break/></text:span><text:span text:style-name="T2">or you wish help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svg:x1="13.15cm" svg:y1="21.286cm" svg:x2="14.213cm" svg:y2="22.043cm" draw:start-shape="id31" draw:end-shape="id40" draw:end-glue-point="5" svg:d="M13150 21286v757h1063" svg:viewBox="0 0 1064 758">
          <text:p/>
        </draw:connector>
        <draw:connector draw:style-name="gr3" draw:text-style-name="P6" draw:layer="layout" svg:x1="12.491cm" svg:y1="23.106cm" svg:x2="14.213cm" svg:y2="23.743cm" draw:start-shape="id41" draw:start-glue-point="4" draw:end-shape="id42" draw:end-glue-point="5" svg:d="M12491 23106v637h1722" svg:viewBox="0 0 1723 638">
          <text:p/>
        </draw:connector>
        <draw:frame draw:style-name="gr15" draw:text-style-name="P7" draw:layer="layout" svg:width="1.423cm" svg:height="0.505cm" svg:x="12.95cm" svg:y="21.197cm">
          <draw:text-box>
            <text:p><text:span text:style-name="T2">off topic</text:span></text:p>
          </draw:text-box>
        </draw:frame>
        <draw:frame draw:style-name="gr15" draw:text-style-name="P7" draw:layer="layout" svg:width="1.497cm" svg:height="0.505cm" svg:x="11.313cm" svg:y="21.217cm">
          <draw:text-box>
            <text:p><text:span text:style-name="T2">wish help</text:span></text:p>
          </draw:text-box>
        </draw:frame>
        <draw:custom-shape draw:style-name="gr18" draw:text-style-name="P1" draw:layer="layout" svg:width="2.7cm" svg:height="3.7cm" svg:x="17.013cm" svg:y="24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2.339cm" svg:height="0.581cm" svg:x="16.913cm" svg:y="24.726cm">
          <draw:text-box>
            <text:p text:style-name="P3"><text:span text:style-name="T5">Legend:</text:span></text:p>
          </draw:text-box>
        </draw:frame>
        <draw:custom-shape draw:style-name="gr2" draw:text-style-name="P5" draw:layer="layout" svg:width="2.039cm" svg:height="0.899cm" svg:x="17.293cm" svg:y="25.394cm">
          <text:p text:style-name="P1"><text:span text:style-name="T2">Programic</text:span><text:span text:style-name="T2"><text:line-break/></text:span><text:span text:style-name="T2">deci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04cm" svg:height="0.66cm" svg:x="17.313cm" svg:y="26.533cm">
          <text:p text:style-name="P1"><text:span text:style-name="T2">User decision</text:span><text:span text:style-name="T2"><text:line-break/></text:span><text:span text:style-name="T2">o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7.572cm" svg:y1="26.915cm" svg:x2="8.913cm" svg:y2="26.913cm" draw:start-shape="id39" draw:start-glue-point="1" draw:end-shape="id43" draw:end-glue-point="5" svg:d="M7572 26915l1341-2" svg:viewBox="0 0 1342 3">
          <text:p/>
        </draw:connector>
        <draw:custom-shape draw:style-name="gr2" draw:text-style-name="P5" xml:id="id41" draw:id="id41" draw:layer="layout" svg:width="2.04cm" svg:height="0.42cm" svg:x="12.13cm" svg:y="22.686cm">
          <draw:glue-point draw:id="4" svg:x="-3.235cm" svg:y="5cm"/>
          <draw:glue-point draw:id="5" svg:x="-3.235cm" svg:y="-5cm"/>
          <text:p text:style-name="P1"><text:span text:style-name="T2">Input: Msg for 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type="line" svg:x1="12.491cm" svg:y1="21.285cm" svg:x2="12.491cm" svg:y2="22.686cm" draw:start-shape="id31" draw:start-glue-point="4" draw:end-shape="id41" draw:end-glue-point="5" svg:d="M12491 21285v1401" svg:viewBox="0 0 1 1402">
          <text:p/>
        </draw:connector>
        <draw:custom-shape draw:style-name="gr2" draw:text-style-name="P5" xml:id="id38" draw:id="id38" draw:layer="layout" svg:width="2.039cm" svg:height="0.42cm" svg:x="8.913cm" svg:y="25.253cm">
          <text:p text:style-name="P1"><text:span text:style-name="T2">R := Reas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1.421cm" svg:height="0.505cm" svg:x="6.952cm" svg:y="25.065cm">
          <draw:text-box>
            <text:p text:style-name="P1"><text:span text:style-name="T3">L is Partial</text:span></text:p>
          </draw:text-box>
        </draw:frame>
        <draw:connector draw:style-name="gr3" draw:text-style-name="P6" xml:id="id45" draw:id="id45" draw:layer="layout" svg:x1="9.932cm" svg:y1="25.673cm" svg:x2="11.513cm" svg:y2="26.093cm" draw:start-shape="id38" draw:start-glue-point="2" draw:end-shape="id44" draw:end-glue-point="5" svg:d="M9932 25673v420h1581" svg:viewBox="0 0 1582 421">
          <text:p/>
        </draw:connector>
        <draw:connector draw:style-name="gr20" draw:text-style-name="P6" draw:layer="layout" svg:x1="6.977cm" svg:y1="25.671cm" svg:x2="9.932cm" svg:y2="26.093cm" draw:start-shape="id37" draw:start-glue-point="9" draw:end-shape="id45" draw:end-glue-point="0" svg:d="M6977 25671v422h2955" svg:viewBox="0 0 2956 423">
          <text:p/>
        </draw:connector>
        <draw:custom-shape draw:style-name="gr21" draw:text-style-name="P1" xml:id="id2" draw:id="id2" draw:layer="layout" svg:width="2cm" svg:height="0.4cm" svg:x="12.113cm" svg:y="4.293cm">
          <text:p text:style-name="P1"><text:span text:style-name="T6">Clarif. Reques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1" xml:id="id6" draw:id="id6" draw:layer="layout" svg:width="2cm" svg:height="0.4cm" svg:x="12.113cm" svg:y="5.693cm">
          <text:p text:style-name="P1"><text:span text:style-name="T6">Comfirmatio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9" xml:id="id13" draw:id="id13" draw:layer="layout" svg:width="2cm" svg:height="0.6cm" svg:x="9.713cm" svg:y="9.393cm">
          <text:p text:style-name="P1"><text:span text:style-name="T6">Disclosure</text:span><text:span text:style-name="T7"><text:line-break/></text:span><text:span text:style-name="T7">Level: F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9" xml:id="id24" draw:id="id24" draw:layer="layout" svg:width="2cm" svg:height="0.6cm" svg:x="11.773cm" svg:y="10.693cm">
          <text:p text:style-name="P1"><text:span text:style-name="T6">Refusal</text:span></text:p>
          <text:p text:style-name="P1"><text:span text:style-name="T7">Level: L, Reasons: 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9" xml:id="id23" draw:id="id23" draw:layer="layout" svg:width="2.5cm" svg:height="0.6cm" svg:x="14.513cm" svg:y="12.193cm">
          <text:p text:style-name="P1"><text:span text:style-name="T6">Advancement</text:span></text:p>
          <text:p text:style-name="P1"><text:span text:style-name="T7">Advanced to: AT, Level: 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1" xml:id="id22" draw:id="id22" draw:layer="layout" svg:width="2.5cm" svg:height="0.6cm" svg:x="14.513cm" svg:y="13.703cm">
          <text:p text:style-name="P1"><text:span text:style-name="T6">Extension</text:span></text:p>
          <text:p text:style-name="P1"><text:span text:style-name="T2">Extension: EX, </text:span><text:span text:style-name="T8">Level: L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9" xml:id="id26" draw:id="id26" draw:layer="layout" svg:width="2.5cm" svg:height="0.6cm" svg:x="8.773cm" svg:y="15.023cm">
          <text:p text:style-name="P1"><text:span text:style-name="T6">Disclosure</text:span></text:p>
          <text:p text:style-name="P1"><text:span text:style-name="T7">Level: L, Reasons: 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9" xml:id="id40" draw:id="id40" draw:layer="layout" svg:width="1.6cm" svg:height="0.7cm" svg:x="14.213cm" svg:y="21.693cm">
          <text:p text:style-name="P1"><text:span text:style-name="T2">Skip e-mail</text:span><text:span text:style-name="T2"><text:line-break/></text:span><text:span text:style-name="T2">(if e-mal)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9" xml:id="id42" draw:id="id42" draw:layer="layout" svg:width="1.6cm" svg:height="0.7cm" svg:x="14.213cm" svg:y="23.393cm">
          <text:p text:style-name="P1"><text:span text:style-name="T2">Forward</text:span><text:span text:style-name="T2"><text:line-break/></text:span><text:span text:style-name="T2">to admi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9" xml:id="id43" draw:id="id43" draw:layer="layout" svg:width="1.6cm" svg:height="0.7cm" svg:x="8.913cm" svg:y="26.563cm">
          <text:p text:style-name="P1"><text:span text:style-name="T2">Forward</text:span><text:span text:style-name="T2"><text:line-break/></text:span><text:span text:style-name="T2">to admi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9" xml:id="id34" draw:id="id34" draw:layer="layout" svg:width="2cm" svg:height="0.6cm" svg:x="8.913cm" svg:y="22.453cm">
          <text:p text:style-name="P1"><text:span text:style-name="T6">Affirmation</text:span><text:span text:style-name="T7"><text:line-break/></text:span><text:span text:style-name="T7">Level: 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9" xml:id="id44" draw:id="id44" draw:layer="layout" svg:width="2.5cm" svg:height="0.6cm" svg:x="11.513cm" svg:y="25.793cm">
          <text:p text:style-name="P1"><text:span text:style-name="T6">Reversion</text:span><text:span text:style-name="T7"><text:line-break/></text:span><text:span text:style-name="T7">Level: L, Reasons: 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9" xml:id="id36" draw:id="id36" draw:layer="layout" svg:width="2cm" svg:height="0.6cm" svg:x="8.913cm" svg:y="23.953cm">
          <text:p text:style-name="P1"><text:span text:style-name="T6">Remandment</text:span></text:p>
          <text:p text:style-name="P1"><text:span text:style-name="T7">Level: 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9" draw:layer="layout" svg:width="2.04cm" svg:height="0.7cm" svg:x="17.313cm" svg:y="27.493cm">
          <text:p text:style-name="P1"><text:span text:style-name="T2">Resul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6" draw:text-style-name="P11" xml:id="id46" draw:id="id46" draw:layer="layout" svg:width="1.662cm" svg:height="0.505cm" svg:x="16.013cm" svg:y="14.888cm">
          <draw:text-box>
            <text:p text:style-name="P10"><text:span text:style-name="T9">Are you sure?</text:span></text:p>
          </draw:text-box>
        </draw:frame>
        <draw:connector draw:style-name="gr22" draw:text-style-name="P6" draw:layer="layout" draw:type="line" svg:x1="16.844cm" svg:y1="14.888cm" svg:x2="16.522cm" svg:y2="14.405cm" draw:start-shape="id46" draw:start-glue-point="0" svg:d="M16844 14888l-322-483" svg:viewBox="0 0 323 4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 Pro1" svg:font-family="'Myriad Pro'"/>
    <style:font-face style:name="Myriad Pro2" svg:font-family="'Myriad Pr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93cm" fo:margin-bottom="0.316cm" fo:margin-left="0.313cm" fo:margin-right="0.36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0:00:58.745729601</meta:creation-date>
    <dc:date>2015-08-23T20:22:16.871076643</dc:date>
    <meta:editing-duration>PT3H5M2S</meta:editing-duration>
    <meta:editing-cycles>102</meta:editing-cycles>
    <meta:generator>LibreOffice/4.2.8.2$Linux_X86_64 LibreOffice_project/420m0$Build-2</meta:generator>
    <meta:document-statistic meta:object-count="137"/>
  </office:meta>
</office:document-meta>
</file>